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map style:condition="cell-content()&gt;255" style:apply-style-name="ConditionalStyle_5f_1" style:base-cell-address="'Hoja 1'.D5"/>
    </style:style>
    <style:style style:name="ce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10" style:apply-style-name="ConditionalStyle_5f_1" style:base-cell-address="'Hoja 1'.F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recuencia CPU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1" office:value-type="float" office:value="8000000" calcext:value-type="float">
            <text:p>8000000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Frecuencia</text:p>
          </table:table-cell>
          <table:table-cell table:style-name="ce1" office:value-type="string" calcext:value-type="string">
            <text:p>Prescaler</text:p>
          </table:table-cell>
          <table:table-cell table:style-name="ce1" office:value-type="string" calcext:value-type="string">
            <text:p>OCR1B</text:p>
          </table:table-cell>
          <table:table-cell table:style-name="ce4" office:value-type="string" calcext:value-type="string">
            <text:p>Frec. Real</text:p>
          </table:table-cell>
          <table:table-cell table:style-name="ce1" office:value-type="string" calcext:value-type="string">
            <text:p>Erro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3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5]*[.B5])-1; 0)" office:value-type="float" office:value="237" calcext:value-type="float">
            <text:p>237</text:p>
          </table:table-cell>
          <table:table-cell table:style-name="ce3" table:formula="of:=[.$A$2]/(2*[.C5]*(1+[.D5]))" office:value-type="float" office:value="131.302521008403" calcext:value-type="float">
            <text:p>131.30</text:p>
          </table:table-cell>
          <table:table-cell table:style-name="ce5" table:formula="of:=[.E5]-[.B5]" office:value-type="float" office:value="0.302521008403374" calcext:value-type="float">
            <text:p>0.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S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6]*[.B6])-1; 0)" office:value-type="float" office:value="225" calcext:value-type="float">
            <text:p>225</text:p>
          </table:table-cell>
          <table:table-cell table:style-name="ce3" table:formula="of:=[.$A$2]/(2*[.C6]*(1+[.D6]))" office:value-type="float" office:value="138.274336283186" calcext:value-type="float">
            <text:p>138.27</text:p>
          </table:table-cell>
          <table:table-cell table:style-name="ce5" table:formula="of:=[.E6]-[.B6]" office:value-type="float" office:value="0.274336283185846" calcext:value-type="float">
            <text:p>0.2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7]*[.B7])-1; 0)" office:value-type="float" office:value="213" calcext:value-type="float">
            <text:p>213</text:p>
          </table:table-cell>
          <table:table-cell table:style-name="ce3" table:formula="of:=[.$A$2]/(2*[.C7]*(1+[.D7]))" office:value-type="float" office:value="146.028037383178" calcext:value-type="float">
            <text:p>146.03</text:p>
          </table:table-cell>
          <table:table-cell table:style-name="ce5" table:formula="of:=[.E7]-[.B7]" office:value-type="float" office:value="0.0280373831775762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S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8]*[.B8])-1; 0)" office:value-type="float" office:value="200" calcext:value-type="float">
            <text:p>200</text:p>
          </table:table-cell>
          <table:table-cell table:style-name="ce3" table:formula="of:=[.$A$2]/(2*[.C8]*(1+[.D8]))" office:value-type="float" office:value="155.47263681592" calcext:value-type="float">
            <text:p>155.47</text:p>
          </table:table-cell>
          <table:table-cell table:style-name="ce5" table:formula="of:=[.E8]-[.B8]" office:value-type="float" office:value="0.472636815920396" calcext:value-type="float">
            <text:p>0.4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E3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9]*[.B9])-1; 0)" office:value-type="float" office:value="188" calcext:value-type="float">
            <text:p>188</text:p>
          </table:table-cell>
          <table:table-cell table:style-name="ce3" table:formula="of:=[.$A$2]/(2*[.C9]*(1+[.D9]))" office:value-type="float" office:value="165.343915343915" calcext:value-type="float">
            <text:p>165.34</text:p>
          </table:table-cell>
          <table:table-cell table:style-name="ce5" table:formula="of:=[.E9]-[.B9]" office:value-type="float" office:value="0.343915343915341" calcext:value-type="float">
            <text:p>0.3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3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0]*[.B10])-1; 0)" office:value-type="float" office:value="177" calcext:value-type="float">
            <text:p>177</text:p>
          </table:table-cell>
          <table:table-cell table:style-name="ce3" table:formula="of:=[.$A$2]/(2*[.C10]*(1+[.D10]))" office:value-type="float" office:value="175.561797752809" calcext:value-type="float">
            <text:p>175.56</text:p>
          </table:table-cell>
          <table:table-cell table:style-name="ce5" table:formula="of:=[.E10]-[.B10]" office:value-type="float" office:value="0.561797752808985" calcext:value-type="float">
            <text:p>0.5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S3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1]*[.B11])-1; 0)" office:value-type="float" office:value="167" calcext:value-type="float">
            <text:p>167</text:p>
          </table:table-cell>
          <table:table-cell table:style-name="ce3" table:formula="of:=[.$A$2]/(2*[.C11]*(1+[.D11]))" office:value-type="float" office:value="186.011904761905" calcext:value-type="float">
            <text:p>186.01</text:p>
          </table:table-cell>
          <table:table-cell table:style-name="ce5" table:formula="of:=[.E11]-[.B11]" office:value-type="float" office:value="1.01190476190476" calcext:value-type="float">
            <text:p>1.0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3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2]*[.B12])-1; 0)" office:value-type="float" office:value="158" calcext:value-type="float">
            <text:p>158</text:p>
          </table:table-cell>
          <table:table-cell table:style-name="ce3" table:formula="of:=[.$A$2]/(2*[.C12]*(1+[.D12]))" office:value-type="float" office:value="196.540880503145" calcext:value-type="float">
            <text:p>196.54</text:p>
          </table:table-cell>
          <table:table-cell table:style-name="ce5" table:formula="of:=[.E12]-[.B12]" office:value-type="float" office:value="0.540880503144649" calcext:value-type="float">
            <text:p>0.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S3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3]*[.B13])-1; 0)" office:value-type="float" office:value="149" calcext:value-type="float">
            <text:p>149</text:p>
          </table:table-cell>
          <table:table-cell table:style-name="ce3" table:formula="of:=[.$A$2]/(2*[.C13]*(1+[.D13]))" office:value-type="float" office:value="208.333333333333" calcext:value-type="float">
            <text:p>208.33</text:p>
          </table:table-cell>
          <table:table-cell table:style-name="ce5" table:formula="of:=[.E13]-[.B13]" office:value-type="float" office:value="1.33333333333334" calcext:value-type="float">
            <text:p>1.3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3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4]*[.B14])-1; 0)" office:value-type="float" office:value="141" calcext:value-type="float">
            <text:p>141</text:p>
          </table:table-cell>
          <table:table-cell table:style-name="ce3" table:formula="of:=[.$A$2]/(2*[.C14]*(1+[.D14]))" office:value-type="float" office:value="220.070422535211" calcext:value-type="float">
            <text:p>220.07</text:p>
          </table:table-cell>
          <table:table-cell table:style-name="ce5" table:formula="of:=[.E14]-[.B14]" office:value-type="float" office:value="0.0704225352112644" calcext:value-type="float">
            <text:p>0.0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S3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5]*[.B15])-1; 0)" office:value-type="float" office:value="133" calcext:value-type="float">
            <text:p>133</text:p>
          </table:table-cell>
          <table:table-cell table:style-name="ce3" table:formula="of:=[.$A$2]/(2*[.C15]*(1+[.D15]))" office:value-type="float" office:value="233.208955223881" calcext:value-type="float">
            <text:p>233.21</text:p>
          </table:table-cell>
          <table:table-cell table:style-name="ce5" table:formula="of:=[.E15]-[.B15]" office:value-type="float" office:value="0.208955223880594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B3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6]*[.B16])-1; 0)" office:value-type="float" office:value="126" calcext:value-type="float">
            <text:p>126</text:p>
          </table:table-cell>
          <table:table-cell table:style-name="ce3" table:formula="of:=[.$A$2]/(2*[.C16]*(1+[.D16]))" office:value-type="float" office:value="246.062992125984" calcext:value-type="float">
            <text:p>246.06</text:p>
          </table:table-cell>
          <table:table-cell table:style-name="ce5" table:formula="of:=[.E16]-[.B16]" office:value-type="float" office:value="0.0629921259842661" calcext:value-type="float">
            <text:p>0.0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4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7]*[.B17])-1; 0)" office:value-type="float" office:value="118" calcext:value-type="float">
            <text:p>118</text:p>
          </table:table-cell>
          <table:table-cell table:style-name="ce3" table:formula="of:=[.$A$2]/(2*[.C17]*(1+[.D17]))" office:value-type="float" office:value="262.605042016807" calcext:value-type="float">
            <text:p>262.61</text:p>
          </table:table-cell>
          <table:table-cell table:style-name="ce5" table:formula="of:=[.E17]-[.B17]" office:value-type="float" office:value="1.60504201680675" calcext:value-type="float">
            <text:p>1.6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S4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8]*[.B18])-1; 0)" office:value-type="float" office:value="111" calcext:value-type="float">
            <text:p>111</text:p>
          </table:table-cell>
          <table:table-cell table:style-name="ce3" table:formula="of:=[.$A$2]/(2*[.C18]*(1+[.D18]))" office:value-type="float" office:value="279.017857142857" calcext:value-type="float">
            <text:p>279.02</text:p>
          </table:table-cell>
          <table:table-cell table:style-name="ce5" table:formula="of:=[.E18]-[.B18]" office:value-type="float" office:value="2.01785714285717" calcext:value-type="float">
            <text:p>2.0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4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28" calcext:value-type="float">
            <text:p>128</text:p>
          </table:table-cell>
          <table:table-cell table:style-name="ce2" table:formula="of:=TRUNC([.$A$2]/(2*[.C19]*[.B19])-1; 0)" office:value-type="float" office:value="105" calcext:value-type="float">
            <text:p>105</text:p>
          </table:table-cell>
          <table:table-cell table:style-name="ce3" table:formula="of:=[.$A$2]/(2*[.C19]*(1+[.D19]))" office:value-type="float" office:value="294.811320754717" calcext:value-type="float">
            <text:p>294.81</text:p>
          </table:table-cell>
          <table:table-cell table:style-name="ce5" table:formula="of:=[.E19]-[.B19]" office:value-type="float" office:value="1.81132075471697" calcext:value-type="float">
            <text:p>1.8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S4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0]*[.B20])-1; 0)" office:value-type="float" office:value="199" calcext:value-type="float">
            <text:p>199</text:p>
          </table:table-cell>
          <table:table-cell table:style-name="ce3" table:formula="of:=[.$A$2]/(2*[.C20]*(1+[.D20]))" office:value-type="float" office:value="312.5" calcext:value-type="float">
            <text:p>312.50</text:p>
          </table:table-cell>
          <table:table-cell table:style-name="ce5" table:formula="of:=[.E20]-[.B20]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E4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1]*[.B21])-1; 0)" office:value-type="float" office:value="188" calcext:value-type="float">
            <text:p>188</text:p>
          </table:table-cell>
          <table:table-cell table:style-name="ce3" table:formula="of:=[.$A$2]/(2*[.C21]*(1+[.D21]))" office:value-type="float" office:value="330.687830687831" calcext:value-type="float">
            <text:p>330.69</text:p>
          </table:table-cell>
          <table:table-cell table:style-name="ce5" table:formula="of:=[.E21]-[.B21]" office:value-type="float" office:value="1.68783068783068" calcext:value-type="float">
            <text:p>1.6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4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2]*[.B22])-1; 0)" office:value-type="float" office:value="178" calcext:value-type="float">
            <text:p>178</text:p>
          </table:table-cell>
          <table:table-cell table:style-name="ce3" table:formula="of:=[.$A$2]/(2*[.C22]*(1+[.D22]))" office:value-type="float" office:value="349.162011173184" calcext:value-type="float">
            <text:p>349.16</text:p>
          </table:table-cell>
          <table:table-cell table:style-name="ce5" table:formula="of:=[.E22]-[.B22]" office:value-type="float" office:value="0.162011173184339" calcext:value-type="float">
            <text:p>0.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S4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3]*[.B23])-1; 0)" office:value-type="float" office:value="167" calcext:value-type="float">
            <text:p>167</text:p>
          </table:table-cell>
          <table:table-cell table:style-name="ce3" table:formula="of:=[.$A$2]/(2*[.C23]*(1+[.D23]))" office:value-type="float" office:value="372.02380952381" calcext:value-type="float">
            <text:p>372.02</text:p>
          </table:table-cell>
          <table:table-cell table:style-name="ce5" table:formula="of:=[.E23]-[.B23]" office:value-type="float" office:value="2.02380952380952" calcext:value-type="float">
            <text:p>2.0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4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4]*[.B24])-1; 0)" office:value-type="float" office:value="158" calcext:value-type="float">
            <text:p>158</text:p>
          </table:table-cell>
          <table:table-cell table:style-name="ce3" table:formula="of:=[.$A$2]/(2*[.C24]*(1+[.D24]))" office:value-type="float" office:value="393.081761006289" calcext:value-type="float">
            <text:p>393.08</text:p>
          </table:table-cell>
          <table:table-cell table:style-name="ce5" table:formula="of:=[.E24]-[.B24]" office:value-type="float" office:value="1.0817610062893" calcext:value-type="float">
            <text:p>1.0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S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5]*[.B25])-1; 0)" office:value-type="float" office:value="149" calcext:value-type="float">
            <text:p>149</text:p>
          </table:table-cell>
          <table:table-cell table:style-name="ce3" table:formula="of:=[.$A$2]/(2*[.C25]*(1+[.D25]))" office:value-type="float" office:value="416.666666666667" calcext:value-type="float">
            <text:p>416.67</text:p>
          </table:table-cell>
          <table:table-cell table:style-name="ce5" table:formula="of:=[.E25]-[.B25]" office:value-type="float" office:value="1.66666666666669" calcext:value-type="float">
            <text:p>1.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4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6]*[.B26])-1; 0)" office:value-type="float" office:value="141" calcext:value-type="float">
            <text:p>141</text:p>
          </table:table-cell>
          <table:table-cell table:style-name="ce3" table:formula="of:=[.$A$2]/(2*[.C26]*(1+[.D26]))" office:value-type="float" office:value="440.140845070423" calcext:value-type="float">
            <text:p>440.14</text:p>
          </table:table-cell>
          <table:table-cell table:style-name="ce5" table:formula="of:=[.E26]-[.B26]" office:value-type="float" office:value="0.140845070422529" calcext:value-type="float">
            <text:p>0.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S4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7]*[.B27])-1; 0)" office:value-type="float" office:value="133" calcext:value-type="float">
            <text:p>133</text:p>
          </table:table-cell>
          <table:table-cell table:style-name="ce3" table:formula="of:=[.$A$2]/(2*[.C27]*(1+[.D27]))" office:value-type="float" office:value="466.417910447761" calcext:value-type="float">
            <text:p>466.42</text:p>
          </table:table-cell>
          <table:table-cell table:style-name="ce5" table:formula="of:=[.E27]-[.B27]" office:value-type="float" office:value="0.417910447761187" calcext:value-type="float">
            <text:p>0.4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B4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8]*[.B28])-1; 0)" office:value-type="float" office:value="125" calcext:value-type="float">
            <text:p>125</text:p>
          </table:table-cell>
          <table:table-cell table:style-name="ce3" table:formula="of:=[.$A$2]/(2*[.C28]*(1+[.D28]))" office:value-type="float" office:value="496.031746031746" calcext:value-type="float">
            <text:p>496.03</text:p>
          </table:table-cell>
          <table:table-cell table:style-name="ce5" table:formula="of:=[.E28]-[.B28]" office:value-type="float" office:value="2.03174603174602" calcext:value-type="float">
            <text:p>2.0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29]*[.B29])-1; 0)" office:value-type="float" office:value="118" calcext:value-type="float">
            <text:p>118</text:p>
          </table:table-cell>
          <table:table-cell table:style-name="ce3" table:formula="of:=[.$A$2]/(2*[.C29]*(1+[.D29]))" office:value-type="float" office:value="525.210084033614" calcext:value-type="float">
            <text:p>525.21</text:p>
          </table:table-cell>
          <table:table-cell table:style-name="ce5" table:formula="of:=[.E29]-[.B29]" office:value-type="float" office:value="2.2100840336135" calcext:value-type="float">
            <text:p>2.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S5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30]*[.B30])-1; 0)" office:value-type="float" office:value="111" calcext:value-type="float">
            <text:p>111</text:p>
          </table:table-cell>
          <table:table-cell table:style-name="ce3" table:formula="of:=[.$A$2]/(2*[.C30]*(1+[.D30]))" office:value-type="float" office:value="558.035714285714" calcext:value-type="float">
            <text:p>558.04</text:p>
          </table:table-cell>
          <table:table-cell table:style-name="ce5" table:formula="of:=[.E30]-[.B30]" office:value-type="float" office:value="4.03571428571433" calcext:value-type="float">
            <text:p>4.0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5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31]*[.B31])-1; 0)" office:value-type="float" office:value="105" calcext:value-type="float">
            <text:p>105</text:p>
          </table:table-cell>
          <table:table-cell table:style-name="ce3" table:formula="of:=[.$A$2]/(2*[.C31]*(1+[.D31]))" office:value-type="float" office:value="589.622641509434" calcext:value-type="float">
            <text:p>589.62</text:p>
          </table:table-cell>
          <table:table-cell table:style-name="ce5" table:formula="of:=[.E31]-[.B31]" office:value-type="float" office:value="2.62264150943395" calcext:value-type="float">
            <text:p>2.6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S5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32]*[.B32])-1; 0)" office:value-type="float" office:value="99" calcext:value-type="float">
            <text:p>99</text:p>
          </table:table-cell>
          <table:table-cell table:style-name="ce3" table:formula="of:=[.$A$2]/(2*[.C32]*(1+[.D32]))" office:value-type="float" office:value="625" calcext:value-type="float">
            <text:p>625.00</text:p>
          </table:table-cell>
          <table:table-cell table:style-name="ce5" table:formula="of:=[.E32]-[.B32]" office:value-type="float" office:value="3" calcext:value-type="float">
            <text:p>3.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E5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33]*[.B33])-1; 0)" office:value-type="float" office:value="93" calcext:value-type="float">
            <text:p>93</text:p>
          </table:table-cell>
          <table:table-cell table:style-name="ce3" table:formula="of:=[.$A$2]/(2*[.C33]*(1+[.D33]))" office:value-type="float" office:value="664.893617021277" calcext:value-type="float">
            <text:p>664.89</text:p>
          </table:table-cell>
          <table:table-cell table:style-name="ce5" table:formula="of:=[.E33]-[.B33]" office:value-type="float" office:value="5.89361702127655" calcext:value-type="float">
            <text:p>5.8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5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4" calcext:value-type="float">
            <text:p>64</text:p>
          </table:table-cell>
          <table:table-cell table:style-name="ce2" table:formula="of:=TRUNC([.$A$2]/(2*[.C34]*[.B34])-1; 0)" office:value-type="float" office:value="88" calcext:value-type="float">
            <text:p>88</text:p>
          </table:table-cell>
          <table:table-cell table:style-name="ce3" table:formula="of:=[.$A$2]/(2*[.C34]*(1+[.D34]))" office:value-type="float" office:value="702.247191011236" calcext:value-type="float">
            <text:p>702.25</text:p>
          </table:table-cell>
          <table:table-cell table:style-name="ce5" table:formula="of:=[.E34]-[.B34]" office:value-type="float" office:value="4.24719101123594" calcext:value-type="float">
            <text:p>4.2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S5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35]*[.B35])-1; 0)" office:value-type="float" office:value="167" calcext:value-type="float">
            <text:p>167</text:p>
          </table:table-cell>
          <table:table-cell table:style-name="ce3" table:formula="of:=[.$A$2]/(2*[.C35]*(1+[.D35]))" office:value-type="float" office:value="744.047619047619" calcext:value-type="float">
            <text:p>744.05</text:p>
          </table:table-cell>
          <table:table-cell table:style-name="ce5" table:formula="of:=[.E35]-[.B35]" office:value-type="float" office:value="4.04761904761904" calcext:value-type="float">
            <text:p>4.0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5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36]*[.B36])-1; 0)" office:value-type="float" office:value="158" calcext:value-type="float">
            <text:p>158</text:p>
          </table:table-cell>
          <table:table-cell table:style-name="ce3" table:formula="of:=[.$A$2]/(2*[.C36]*(1+[.D36]))" office:value-type="float" office:value="786.163522012579" calcext:value-type="float">
            <text:p>786.16</text:p>
          </table:table-cell>
          <table:table-cell table:style-name="ce5" table:formula="of:=[.E36]-[.B36]" office:value-type="float" office:value="2.1635220125786" calcext:value-type="float">
            <text:p>2.1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S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37]*[.B37])-1; 0)" office:value-type="float" office:value="149" calcext:value-type="float">
            <text:p>149</text:p>
          </table:table-cell>
          <table:table-cell table:style-name="ce3" table:formula="of:=[.$A$2]/(2*[.C37]*(1+[.D37]))" office:value-type="float" office:value="833.333333333333" calcext:value-type="float">
            <text:p>833.33</text:p>
          </table:table-cell>
          <table:table-cell table:style-name="ce5" table:formula="of:=[.E37]-[.B37]" office:value-type="float" office:value="3.33333333333337" calcext:value-type="float">
            <text:p>3.3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5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38]*[.B38])-1; 0)" office:value-type="float" office:value="141" calcext:value-type="float">
            <text:p>141</text:p>
          </table:table-cell>
          <table:table-cell table:style-name="ce3" table:formula="of:=[.$A$2]/(2*[.C38]*(1+[.D38]))" office:value-type="float" office:value="880.281690140845" calcext:value-type="float">
            <text:p>880.28</text:p>
          </table:table-cell>
          <table:table-cell table:style-name="ce5" table:formula="of:=[.E38]-[.B38]" office:value-type="float" office:value="0.281690140845058" calcext:value-type="float">
            <text:p>0.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S5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39]*[.B39])-1; 0)" office:value-type="float" office:value="133" calcext:value-type="float">
            <text:p>133</text:p>
          </table:table-cell>
          <table:table-cell table:style-name="ce3" table:formula="of:=[.$A$2]/(2*[.C39]*(1+[.D39]))" office:value-type="float" office:value="932.835820895522" calcext:value-type="float">
            <text:p>932.84</text:p>
          </table:table-cell>
          <table:table-cell table:style-name="ce5" table:formula="of:=[.E39]-[.B39]" office:value-type="float" office:value="0.835820895522375" calcext:value-type="float">
            <text:p>0.8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B5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40]*[.B40])-1; 0)" office:value-type="float" office:value="125" calcext:value-type="float">
            <text:p>125</text:p>
          </table:table-cell>
          <table:table-cell table:style-name="ce3" table:formula="of:=[.$A$2]/(2*[.C40]*(1+[.D40]))" office:value-type="float" office:value="992.063492063492" calcext:value-type="float">
            <text:p>992.06</text:p>
          </table:table-cell>
          <table:table-cell table:style-name="ce5" table:formula="of:=[.E40]-[.B40]" office:value-type="float" office:value="5.06349206349205" calcext:value-type="float">
            <text:p>5.0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6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41]*[.B41])-1; 0)" office:value-type="float" office:value="118" calcext:value-type="float">
            <text:p>118</text:p>
          </table:table-cell>
          <table:table-cell table:style-name="ce3" table:formula="of:=[.$A$2]/(2*[.C41]*(1+[.D41]))" office:value-type="float" office:value="1050.42016806723" calcext:value-type="float">
            <text:p>1050.42</text:p>
          </table:table-cell>
          <table:table-cell table:style-name="ce5" table:formula="of:=[.E41]-[.B41]" office:value-type="float" office:value="4.420168067227" calcext:value-type="float">
            <text:p>4.4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S6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42]*[.B42])-1; 0)" office:value-type="float" office:value="111" calcext:value-type="float">
            <text:p>111</text:p>
          </table:table-cell>
          <table:table-cell table:style-name="ce3" table:formula="of:=[.$A$2]/(2*[.C42]*(1+[.D42]))" office:value-type="float" office:value="1116.07142857143" calcext:value-type="float">
            <text:p>1116.07</text:p>
          </table:table-cell>
          <table:table-cell table:style-name="ce5" table:formula="of:=[.E42]-[.B42]" office:value-type="float" office:value="7.07142857142867" calcext:value-type="float">
            <text:p>7.0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6</text:p>
          </table:table-cell>
          <table:table-cell table:style-name="ce1" office:value-type="float" office:value="1175" calcext:value-type="float">
            <text:p>1175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43]*[.B43])-1; 0)" office:value-type="float" office:value="105" calcext:value-type="float">
            <text:p>105</text:p>
          </table:table-cell>
          <table:table-cell table:style-name="ce3" table:formula="of:=[.$A$2]/(2*[.C43]*(1+[.D43]))" office:value-type="float" office:value="1179.24528301887" calcext:value-type="float">
            <text:p>1179.25</text:p>
          </table:table-cell>
          <table:table-cell table:style-name="ce5" table:formula="of:=[.E43]-[.B43]" office:value-type="float" office:value="4.24528301886789" calcext:value-type="float">
            <text:p>4.2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S6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32" calcext:value-type="float">
            <text:p>32</text:p>
          </table:table-cell>
          <table:table-cell table:style-name="ce2" table:formula="of:=TRUNC([.$A$2]/(2*[.C44]*[.B44])-1; 0)" office:value-type="float" office:value="99" calcext:value-type="float">
            <text:p>99</text:p>
          </table:table-cell>
          <table:table-cell table:style-name="ce3" table:formula="of:=[.$A$2]/(2*[.C44]*(1+[.D44]))" office:value-type="float" office:value="1250" calcext:value-type="float">
            <text:p>1250.00</text:p>
          </table:table-cell>
          <table:table-cell table:style-name="ce5" table:formula="of:=[.E44]-[.B44]" office:value-type="float" office:value="6" calcext:value-type="float">
            <text:p>6.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E6</text:p>
          </table:table-cell>
          <table:table-cell table:style-name="ce1" office:value-type="float" office:value="1318" calcext:value-type="float">
            <text:p>1318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45]*[.B45])-1; 0)" office:value-type="float" office:value="188" calcext:value-type="float">
            <text:p>188</text:p>
          </table:table-cell>
          <table:table-cell table:style-name="ce3" table:formula="of:=[.$A$2]/(2*[.C45]*(1+[.D45]))" office:value-type="float" office:value="1322.75132275132" calcext:value-type="float">
            <text:p>1322.75</text:p>
          </table:table-cell>
          <table:table-cell table:style-name="ce5" table:formula="of:=[.E45]-[.B45]" office:value-type="float" office:value="4.75132275132273" calcext:value-type="float">
            <text:p>4.7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6</text:p>
          </table:table-cell>
          <table:table-cell table:style-name="ce1" office:value-type="float" office:value="1397" calcext:value-type="float">
            <text:p>1397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46]*[.B46])-1; 0)" office:value-type="float" office:value="177" calcext:value-type="float">
            <text:p>177</text:p>
          </table:table-cell>
          <table:table-cell table:style-name="ce3" table:formula="of:=[.$A$2]/(2*[.C46]*(1+[.D46]))" office:value-type="float" office:value="1404.49438202247" calcext:value-type="float">
            <text:p>1404.49</text:p>
          </table:table-cell>
          <table:table-cell table:style-name="ce5" table:formula="of:=[.E46]-[.B46]" office:value-type="float" office:value="7.49438202247188" calcext:value-type="float">
            <text:p>7.4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S6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47]*[.B47])-1; 0)" office:value-type="float" office:value="167" calcext:value-type="float">
            <text:p>167</text:p>
          </table:table-cell>
          <table:table-cell table:style-name="ce3" table:formula="of:=[.$A$2]/(2*[.C47]*(1+[.D47]))" office:value-type="float" office:value="1488.09523809524" calcext:value-type="float">
            <text:p>1488.10</text:p>
          </table:table-cell>
          <table:table-cell table:style-name="ce5" table:formula="of:=[.E47]-[.B47]" office:value-type="float" office:value="8.09523809523807" calcext:value-type="float">
            <text:p>8.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6</text:p>
          </table:table-cell>
          <table:table-cell table:style-name="ce1" office:value-type="float" office:value="1568" calcext:value-type="float">
            <text:p>1568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48]*[.B48])-1; 0)" office:value-type="float" office:value="158" calcext:value-type="float">
            <text:p>158</text:p>
          </table:table-cell>
          <table:table-cell table:style-name="ce3" table:formula="of:=[.$A$2]/(2*[.C48]*(1+[.D48]))" office:value-type="float" office:value="1572.32704402516" calcext:value-type="float">
            <text:p>1572.33</text:p>
          </table:table-cell>
          <table:table-cell table:style-name="ce5" table:formula="of:=[.E48]-[.B48]" office:value-type="float" office:value="4.32704402515719" calcext:value-type="float">
            <text:p>4.3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S6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49]*[.B49])-1; 0)" office:value-type="float" office:value="149" calcext:value-type="float">
            <text:p>149</text:p>
          </table:table-cell>
          <table:table-cell table:style-name="ce3" table:formula="of:=[.$A$2]/(2*[.C49]*(1+[.D49]))" office:value-type="float" office:value="1666.66666666667" calcext:value-type="float">
            <text:p>1666.67</text:p>
          </table:table-cell>
          <table:table-cell table:style-name="ce5" table:formula="of:=[.E49]-[.B49]" office:value-type="float" office:value="5.66666666666674" calcext:value-type="float">
            <text:p>5.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6</text:p>
          </table:table-cell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50]*[.B50])-1; 0)" office:value-type="float" office:value="141" calcext:value-type="float">
            <text:p>141</text:p>
          </table:table-cell>
          <table:table-cell table:style-name="ce3" table:formula="of:=[.$A$2]/(2*[.C50]*(1+[.D50]))" office:value-type="float" office:value="1760.56338028169" calcext:value-type="float">
            <text:p>1760.56</text:p>
          </table:table-cell>
          <table:table-cell table:style-name="ce5" table:formula="of:=[.E50]-[.B50]" office:value-type="float" office:value="0.563380281690115" calcext:value-type="float">
            <text:p>0.5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S6</text:p>
          </table:table-cell>
          <table:table-cell table:style-name="ce1" office:value-type="float" office:value="1864" calcext:value-type="float">
            <text:p>1864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51]*[.B51])-1; 0)" office:value-type="float" office:value="133" calcext:value-type="float">
            <text:p>133</text:p>
          </table:table-cell>
          <table:table-cell table:style-name="ce3" table:formula="of:=[.$A$2]/(2*[.C51]*(1+[.D51]))" office:value-type="float" office:value="1865.67164179104" calcext:value-type="float">
            <text:p>1865.67</text:p>
          </table:table-cell>
          <table:table-cell table:style-name="ce5" table:formula="of:=[.E51]-[.B51]" office:value-type="float" office:value="1.67164179104475" calcext:value-type="float">
            <text:p>1.6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B6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52]*[.B52])-1; 0)" office:value-type="float" office:value="125" calcext:value-type="float">
            <text:p>125</text:p>
          </table:table-cell>
          <table:table-cell table:style-name="ce3" table:formula="of:=[.$A$2]/(2*[.C52]*(1+[.D52]))" office:value-type="float" office:value="1984.12698412698" calcext:value-type="float">
            <text:p>1984.13</text:p>
          </table:table-cell>
          <table:table-cell table:style-name="ce5" table:formula="of:=[.E52]-[.B52]" office:value-type="float" office:value="9.1269841269841" calcext:value-type="float">
            <text:p>9.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7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53]*[.B53])-1; 0)" office:value-type="float" office:value="118" calcext:value-type="float">
            <text:p>118</text:p>
          </table:table-cell>
          <table:table-cell table:style-name="ce3" table:formula="of:=[.$A$2]/(2*[.C53]*(1+[.D53]))" office:value-type="float" office:value="2100.84033613445" calcext:value-type="float">
            <text:p>2100.84</text:p>
          </table:table-cell>
          <table:table-cell table:style-name="ce5" table:formula="of:=[.E53]-[.B53]" office:value-type="float" office:value="7.84033613445399" calcext:value-type="float">
            <text:p>7.8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S7</text:p>
          </table:table-cell>
          <table:table-cell table:style-name="ce1" office:value-type="float" office:value="2217" calcext:value-type="float">
            <text:p>2217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TRUNC([.$A$2]/(2*[.C54]*[.B54])-1; 0)" office:value-type="float" office:value="111" calcext:value-type="float">
            <text:p>111</text:p>
          </table:table-cell>
          <table:table-cell table:style-name="ce3" table:formula="of:=[.$A$2]/(2*[.C54]*(1+[.D54]))" office:value-type="float" office:value="2232.14285714286" calcext:value-type="float">
            <text:p>2232.14</text:p>
          </table:table-cell>
          <table:table-cell table:style-name="ce5" table:formula="of:=[.E54]-[.B54]" office:value-type="float" office:value="15.1428571428573" calcext:value-type="float">
            <text:p>15.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7</text:p>
          </table:table-cell>
          <table:table-cell table:style-name="ce1" office:value-type="float" office:value="2349" calcext:value-type="float">
            <text:p>2349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55]*[.B55])-1; 0)" office:value-type="float" office:value="211" calcext:value-type="float">
            <text:p>211</text:p>
          </table:table-cell>
          <table:table-cell table:style-name="ce3" table:formula="of:=[.$A$2]/(2*[.C55]*(1+[.D55]))" office:value-type="float" office:value="2358.49056603774" calcext:value-type="float">
            <text:p>2358.49</text:p>
          </table:table-cell>
          <table:table-cell table:style-name="ce5" table:formula="of:=[.E55]-[.B55]" office:value-type="float" office:value="9.49056603773579" calcext:value-type="float">
            <text:p>9.4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DS7</text:p>
          </table:table-cell>
          <table:table-cell table:style-name="ce1" office:value-type="float" office:value="2489" calcext:value-type="float">
            <text:p>2489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56]*[.B56])-1; 0)" office:value-type="float" office:value="199" calcext:value-type="float">
            <text:p>199</text:p>
          </table:table-cell>
          <table:table-cell table:style-name="ce3" table:formula="of:=[.$A$2]/(2*[.C56]*(1+[.D56]))" office:value-type="float" office:value="2500" calcext:value-type="float">
            <text:p>2500.00</text:p>
          </table:table-cell>
          <table:table-cell table:style-name="ce5" table:formula="of:=[.E56]-[.B56]" office:value-type="float" office:value="11" calcext:value-type="float">
            <text:p>11.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E7</text:p>
          </table:table-cell>
          <table:table-cell table:style-name="ce1" office:value-type="float" office:value="2637" calcext:value-type="float">
            <text:p>263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57]*[.B57])-1; 0)" office:value-type="float" office:value="188" calcext:value-type="float">
            <text:p>188</text:p>
          </table:table-cell>
          <table:table-cell table:style-name="ce3" table:formula="of:=[.$A$2]/(2*[.C57]*(1+[.D57]))" office:value-type="float" office:value="2645.50264550265" calcext:value-type="float">
            <text:p>2645.50</text:p>
          </table:table-cell>
          <table:table-cell table:style-name="ce5" table:formula="of:=[.E57]-[.B57]" office:value-type="float" office:value="8.50264550264546" calcext:value-type="float">
            <text:p>8.5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7</text:p>
          </table:table-cell>
          <table:table-cell table:style-name="ce1" office:value-type="float" office:value="2794" calcext:value-type="float">
            <text:p>2794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58]*[.B58])-1; 0)" office:value-type="float" office:value="177" calcext:value-type="float">
            <text:p>177</text:p>
          </table:table-cell>
          <table:table-cell table:style-name="ce3" table:formula="of:=[.$A$2]/(2*[.C58]*(1+[.D58]))" office:value-type="float" office:value="2808.98876404494" calcext:value-type="float">
            <text:p>2808.99</text:p>
          </table:table-cell>
          <table:table-cell table:style-name="ce5" table:formula="of:=[.E58]-[.B58]" office:value-type="float" office:value="14.9887640449438" calcext:value-type="float">
            <text:p>14.9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FS7</text:p>
          </table:table-cell>
          <table:table-cell table:style-name="ce1" office:value-type="float" office:value="2960" calcext:value-type="float">
            <text:p>2960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59]*[.B59])-1; 0)" office:value-type="float" office:value="167" calcext:value-type="float">
            <text:p>167</text:p>
          </table:table-cell>
          <table:table-cell table:style-name="ce3" table:formula="of:=[.$A$2]/(2*[.C59]*(1+[.D59]))" office:value-type="float" office:value="2976.19047619048" calcext:value-type="float">
            <text:p>2976.19</text:p>
          </table:table-cell>
          <table:table-cell table:style-name="ce5" table:formula="of:=[.E59]-[.B59]" office:value-type="float" office:value="16.1904761904761" calcext:value-type="float">
            <text:p>16.1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7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60]*[.B60])-1; 0)" office:value-type="float" office:value="158" calcext:value-type="float">
            <text:p>158</text:p>
          </table:table-cell>
          <table:table-cell table:style-name="ce3" table:formula="of:=[.$A$2]/(2*[.C60]*(1+[.D60]))" office:value-type="float" office:value="3144.65408805031" calcext:value-type="float">
            <text:p>3144.65</text:p>
          </table:table-cell>
          <table:table-cell table:style-name="ce5" table:formula="of:=[.E60]-[.B60]" office:value-type="float" office:value="8.65408805031439" calcext:value-type="float">
            <text:p>8.6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GS7</text:p>
          </table:table-cell>
          <table:table-cell table:style-name="ce1" office:value-type="float" office:value="3322" calcext:value-type="float">
            <text:p>3322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61]*[.B61])-1; 0)" office:value-type="float" office:value="149" calcext:value-type="float">
            <text:p>149</text:p>
          </table:table-cell>
          <table:table-cell table:style-name="ce3" table:formula="of:=[.$A$2]/(2*[.C61]*(1+[.D61]))" office:value-type="float" office:value="3333.33333333333" calcext:value-type="float">
            <text:p>3333.33</text:p>
          </table:table-cell>
          <table:table-cell table:style-name="ce5" table:formula="of:=[.E61]-[.B61]" office:value-type="float" office:value="11.3333333333335" calcext:value-type="float">
            <text:p>11.3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7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62]*[.B62])-1; 0)" office:value-type="float" office:value="141" calcext:value-type="float">
            <text:p>141</text:p>
          </table:table-cell>
          <table:table-cell table:style-name="ce3" table:formula="of:=[.$A$2]/(2*[.C62]*(1+[.D62]))" office:value-type="float" office:value="3521.12676056338" calcext:value-type="float">
            <text:p>3521.13</text:p>
          </table:table-cell>
          <table:table-cell table:style-name="ce5" table:formula="of:=[.E62]-[.B62]" office:value-type="float" office:value="1.12676056338023" calcext:value-type="float">
            <text:p>1.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AS7</text:p>
          </table:table-cell>
          <table:table-cell table:style-name="ce1" office:value-type="float" office:value="3729" calcext:value-type="float">
            <text:p>3729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63]*[.B63])-1; 0)" office:value-type="float" office:value="133" calcext:value-type="float">
            <text:p>133</text:p>
          </table:table-cell>
          <table:table-cell table:style-name="ce3" table:formula="of:=[.$A$2]/(2*[.C63]*(1+[.D63]))" office:value-type="float" office:value="3731.34328358209" calcext:value-type="float">
            <text:p>3731.34</text:p>
          </table:table-cell>
          <table:table-cell table:style-name="ce5" table:formula="of:=[.E63]-[.B63]" office:value-type="float" office:value="2.3432835820895" calcext:value-type="float">
            <text:p>2.3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B7</text:p>
          </table:table-cell>
          <table:table-cell table:style-name="ce1" office:value-type="float" office:value="3951" calcext:value-type="float">
            <text:p>3951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64]*[.B64])-1; 0)" office:value-type="float" office:value="125" calcext:value-type="float">
            <text:p>125</text:p>
          </table:table-cell>
          <table:table-cell table:style-name="ce3" table:formula="of:=[.$A$2]/(2*[.C64]*(1+[.D64]))" office:value-type="float" office:value="3968.25396825397" calcext:value-type="float">
            <text:p>3968.25</text:p>
          </table:table-cell>
          <table:table-cell table:style-name="ce5" table:formula="of:=[.E64]-[.B64]" office:value-type="float" office:value="17.2539682539682" calcext:value-type="float">
            <text:p>17.2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/>C8</text:p>
          </table:table-cell>
          <table:table-cell table:style-name="ce1" office:value-type="float" office:value="4186" calcext:value-type="float">
            <text:p>4186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formula="of:=TRUNC([.$A$2]/(2*[.C65]*[.B65])-1; 0)" office:value-type="float" office:value="118" calcext:value-type="float">
            <text:p>118</text:p>
          </table:table-cell>
          <table:table-cell table:style-name="ce3" table:formula="of:=[.$A$2]/(2*[.C65]*(1+[.D65]))" office:value-type="float" office:value="4201.68067226891" calcext:value-type="float">
            <text:p>4201.68</text:p>
          </table:table-cell>
          <table:table-cell table:style-name="ce5" table:formula="of:=[.E65]-[.B65]" office:value-type="float" office:value="15.680672268908" calcext:value-type="float">
            <text:p>15.68</text:p>
          </table:table-cell>
          <table:table-cell table:number-columns-repeated="1018"/>
        </table:table-row>
        <table:table-row table:style-name="ro1" table:number-rows-repeated="933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oja 1'.D5:'Hoja 1'.D65">
            <calcext:condition calcext:apply-style-name="ConditionalStyle_1" calcext:value="&gt;255" calcext:base-cell-address="'Hoja 1'.D5"/>
          </calcext:conditional-format>
          <calcext:conditional-format calcext:target-range-address="'Hoja 1'.F5:'Hoja 1'.F65">
            <calcext:condition calcext:apply-style-name="ConditionalStyle_1" calcext:value="&gt;10" calcext:base-cell-address="'Hoja 1'.F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4" meta:object-count="0"/>
    <meta:generator>LibreOfficeDev/6.0.5.2$Linux_X86_64 LibreOffice_project/</meta:generator>
  </office:meta>
</office:document-meta>
</file>